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1d41f" officeooo:paragraph-rsid="0001d41f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1d41f" officeooo:paragraph-rsid="0001d41f" style:font-size-asian="14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deo Specification Form</text:p>
      <text:p text:style-name="P1"/>
      <text:p text:style-name="P1"/>
      <text:p text:style-name="P2">Filename: </text:p>
      <text:p text:style-name="P2"/>
      <text:p text:style-name="P2">File Size: </text:p>
      <text:p text:style-name="P2"/>
      <text:p text:style-name="P2">Video Duration:<text:line-break/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5T16:59:51.008160000</meta:creation-date>
    <dc:date>2025-11-25T17:13:37.463118000</dc:date>
    <meta:editing-duration>PT13M46S</meta:editing-duration>
    <meta:editing-cycles>2</meta:editing-cycles>
    <meta:generator>LibreOffice/25.2.5.2$MacOSX_AARCH64 LibreOffice_project/03d19516eb2e1dd5d4ccd751a0d6f35f35e08022</meta:generator>
    <meta:document-statistic meta:table-count="0" meta:image-count="0" meta:object-count="0" meta:page-count="1" meta:paragraph-count="4" meta:word-count="8" meta:character-count="61" meta:non-whitespace-character-count="54"/>
  </office:meta>
</office:document-meta>
</file>